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cm" fo:margin-bottom="0cm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cm" fo:margin-bottom="0cm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Création d'un diagramme d'architecture théorique pour Doctolib en Python, Kafka et AWS Serverless</text:h>
      <text:p text:style-name="Text_20_body"><text:span text:style-name="Strong_20_Emphasis">Commençons par définir une architecture de base, en nous appuyant sur les fonctionnalités et les technologies que vous avez mentionnées.</text:span></text:p>
      <text:h text:style-name="Heading_20_3" text:outline-level="3">Principes de base</text:h>
      <text:list text:style-name="L1">
        <text:list-item>
          <text:p text:style-name="P2"><text:span text:style-name="Strong_20_Emphasis">Microservices:</text:span> Chaque fonctionnalité (authentification, calendrier, etc.) sera un microservice indépendant, déployé sur AWS en tant que fonction Lambda. </text:p>
        </text:list-item>
        <text:list-item>
          <text:p text:style-name="P2"><text:span text:style-name="Strong_20_Emphasis">Langage:</text:span> Python sera le langage principal pour les microservices, offrant une grande flexibilité et une communauté active. </text:p>
        </text:list-item>
        <text:list-item>
          <text:p text:style-name="P2"><text:span text:style-name="Strong_20_Emphasis">Messagerie:</text:span> Kafka sera utilisé comme système de messagerie pour une communication asynchrone entre les microservices, garantissant une haute disponibilité et une scalabilité. </text:p>
        </text:list-item>
        <text:list-item>
          <text:p text:style-name="P2"><text:span text:style-name="Strong_20_Emphasis">Serverless:</text:span> AWS Lambda permettra d'exécuter les microservices sans avoir à gérer l'infrastructure sous-jacente. </text:p>
        </text:list-item>
        <text:list-item>
          <text:p text:style-name="P1"><text:span text:style-name="Strong_20_Emphasis">Base de données:</text:span> Nous utiliserons une combinaison de bases de données relationnelles (pour les données structurées) et NoSQL (pour les données non structurées ou hautement scalables). </text:p>
        </text:list-item>
      </text:list>
      <text:h text:style-name="Heading_20_3" text:outline-level="3">Diagramme d'architecture simplifié</text:h>
      <text:p text:style-name="Text_20_body">[Image d'un diagramme d'architecture simplifié avec les éléments suivants]</text:p>
      <text:list text:style-name="L2">
        <text:list-item>
          <text:p text:style-name="P4"><text:span text:style-name="Strong_20_Emphasis">Client web/mobile:</text:span> Interagit avec la passerelle API. </text:p>
        </text:list-item>
        <text:list-item>
          <text:p text:style-name="P4"><text:span text:style-name="Strong_20_Emphasis">Passerelle API (API Gateway):</text:span> Point d'entrée unique pour toutes les requêtes, achemine les requêtes vers les microservices appropriés. </text:p>
        </text:list-item>
        <text:list-item>
          <text:p text:style-name="P4"><text:span text:style-name="Strong_20_Emphasis">Microservices (Lambda):</text:span> </text:p>
          <text:list>
            <text:list-item>
              <text:p text:style-name="P4">Authentification </text:p>
            </text:list-item>
            <text:list-item>
              <text:p text:style-name="P4">Profil utilisateur </text:p>
            </text:list-item>
            <text:list-item>
              <text:p text:style-name="P4">Calendrier </text:p>
            </text:list-item>
            <text:list-item>
              <text:p text:style-name="P4">Téléconsultation </text:p>
            </text:list-item>
            <text:list-item>
              <text:p text:style-name="P4">Messagerie </text:p>
            </text:list-item>
            <text:list-item>
              <text:p text:style-name="P4">Paiements </text:p>
            </text:list-item>
            <text:list-item>
              <text:p text:style-name="P4">Notifications </text:p>
            </text:list-item>
            <text:list-item>
              <text:p text:style-name="P4">Dossier médical </text:p>
            </text:list-item>
            <text:list-item>
              <text:p text:style-name="P4">Statistiques </text:p>
            </text:list-item>
          </text:list>
        </text:list-item>
        <text:list-item>
          <text:p text:style-name="P4"><text:span text:style-name="Strong_20_Emphasis">Kafka:</text:span> Système de messagerie pour la communication asynchrone entre les microservices. </text:p>
        </text:list-item>
        <text:list-item>
          <text:p text:style-name="P4"><text:span text:style-name="Strong_20_Emphasis">Bases de données:</text:span> </text:p>
          <text:list>
            <text:list-item>
              <text:p text:style-name="P4">PostgreSQL (ou une autre base de données relationnelle) pour les données structurées (utilisateurs, rendez-vous, etc.) </text:p>
            </text:list-item>
            <text:list-item>
              <text:p text:style-name="P4">DynamoDB (ou une autre base de données NoSQL) pour les données non structurées (logs, notifications, etc.) </text:p>
            </text:list-item>
          </text:list>
        </text:list-item>
        <text:list-item>
          <text:p text:style-name="P4"><text:span text:style-name="Strong_20_Emphasis">AWS Services:</text:span> </text:p>
          <text:list>
            <text:list-item>
              <text:p text:style-name="P4">Lambda: Exécution des microservices </text:p>
            </text:list-item>
            <text:list-item>
              <text:p text:style-name="P4">API Gateway: Passerelle API </text:p>
            </text:list-item>
            <text:list-item>
              <text:p text:style-name="P4">S3: Stockage d'objets (images, fichiers) </text:p>
            </text:list-item>
            <text:list-item>
              <text:p text:style-name="P4"><text:soft-page-break/>SNS: Notifications </text:p>
            </text:list-item>
            <text:list-item>
              <text:p text:style-name="P4">SQS: Files d'attente </text:p>
            </text:list-item>
            <text:list-item>
              <text:p text:style-name="P3">CloudWatch: Monitoring </text:p>
            </text:list-item>
          </text:list>
        </text:list-item>
      </text:list>
      <text:h text:style-name="Heading_20_3" text:outline-level="3">Fonctionnement</text:h>
      <text:list text:style-name="L3">
        <text:list-item>
          <text:p text:style-name="P6">Le client envoie une requête à l'API Gateway. </text:p>
        </text:list-item>
        <text:list-item>
          <text:p text:style-name="P6">L'API Gateway achemine la requête vers le microservice approprié. </text:p>
        </text:list-item>
        <text:list-item>
          <text:p text:style-name="P6">Le microservice traite la requête, peut-être en interagissant avec d'autres microservices via Kafka, et met à jour les bases de données. </text:p>
        </text:list-item>
        <text:list-item>
          <text:p text:style-name="P6">Kafka est utilisé pour des tâches asynchrones comme l'envoi de notifications ou le traitement de données en arrière-plan. </text:p>
        </text:list-item>
        <text:list-item>
          <text:p text:style-name="P5">Les résultats sont renvoyés au client via l'API Gateway. </text:p>
        </text:list-item>
      </text:list>
      <text:h text:style-name="Heading_20_3" text:outline-level="3">Avantages de cette architecture</text:h>
      <text:list text:style-name="L4">
        <text:list-item>
          <text:p text:style-name="P8"><text:span text:style-name="Strong_20_Emphasis">Scalabilité:</text:span> Les microservices peuvent être mis à l'échelle indépendamment. </text:p>
        </text:list-item>
        <text:list-item>
          <text:p text:style-name="P8"><text:span text:style-name="Strong_20_Emphasis">Flexibilité:</text:span> Facilité d'ajout de nouvelles fonctionnalités. </text:p>
        </text:list-item>
        <text:list-item>
          <text:p text:style-name="P8"><text:span text:style-name="Strong_20_Emphasis">Résilience:</text:span> Les pannes d'un microservice n'affectent pas l'ensemble de l'application. </text:p>
        </text:list-item>
        <text:list-item>
          <text:p text:style-name="P8"><text:span text:style-name="Strong_20_Emphasis">Développement indépendant:</text:span> Les équipes peuvent travailler sur des microservices différents en parallèle. </text:p>
        </text:list-item>
        <text:list-item>
          <text:p text:style-name="P7"><text:span text:style-name="Strong_20_Emphasis">Coût optimisé:</text:span> Paiement à l'utilisation grâce à AWS Lambda. </text:p>
        </text:list-item>
      </text:list>
      <text:h text:style-name="Heading_20_3" text:outline-level="3">Points à approfondir</text:h>
      <text:list text:style-name="L5">
        <text:list-item>
          <text:p text:style-name="P10"><text:span text:style-name="Strong_20_Emphasis">Stratégie de déploiement:</text:span> Comment gérer le déploiement de nouveaux microservices et les mises à jour ? </text:p>
        </text:list-item>
        <text:list-item>
          <text:p text:style-name="P10"><text:span text:style-name="Strong_20_Emphasis">Gestion des erreurs:</text:span> Comment gérer les erreurs et les exceptions ? </text:p>
        </text:list-item>
        <text:list-item>
          <text:p text:style-name="P10"><text:span text:style-name="Strong_20_Emphasis">Sécurité:</text:span> Comment sécuriser les données sensibles ? </text:p>
        </text:list-item>
        <text:list-item>
          <text:p text:style-name="P10"><text:span text:style-name="Strong_20_Emphasis">Monitoring:</text:span> Comment surveiller les performances des microservices ? </text:p>
        </text:list-item>
        <text:list-item>
          <text:p text:style-name="P9"><text:span text:style-name="Strong_20_Emphasis">Tests:</text:span> Comment mettre en place des tests unitaires, d'intégration et d'end-to-end ? </text:p>
        </text:list-item>
      </text:list>
      <text:p text:style-name="Text_20_body"><text:span text:style-name="Strong_20_Emphasis">Pour un diagramme plus précis, nous pouvons approfondir certains aspects:</text:span></text:p>
      <text:list text:style-name="L6">
        <text:list-item>
          <text:p text:style-name="P12"><text:span text:style-name="Strong_20_Emphasis">Détail des interactions entre les microservices:</text:span> Quels messages sont échangés via Kafka ? </text:p>
        </text:list-item>
        <text:list-item>
          <text:p text:style-name="P12"><text:span text:style-name="Strong_20_Emphasis">Schéma des bases de données:</text:span> Comment sont structurées les données ? </text:p>
        </text:list-item>
        <text:list-item>
          <text:p text:style-name="P12"><text:span text:style-name="Strong_20_Emphasis">Sécurité:</text:span> Quels mécanismes de sécurité sont mis en place (authentification, autorisation, chiffrement) ? </text:p>
        </text:list-item>
        <text:list-item>
          <text:p text:style-name="P11"><text:span text:style-name="Strong_20_Emphasis">Déploiement continu:</text:span> Comment automatiser le processus de déploiement ? </text:p>
        </text:list-item>
      </text:list>
      <text:p text:style-name="Text_20_body"><text:span text:style-name="Strong_20_Emphasis">Je peux également vous fournir des exemples de code Python pour certains microservices afin d'illustrer concrètement leur fonctionnement.</text:span></text:p>
      <text:p text:style-name="Text_20_body"><text:span text:style-name="Strong_20_Emphasis">N'hésitez pas à me poser d'autres questions ou à me demander de préciser certains points.</text:span></text:p>
      <text:p text:style-name="Text_20_body"><text:span text:style-name="Strong_20_Emphasis">Quel aspect de cette architecture souhaitez-vous approfondir ?</text:span></text:p>
      <text:list text:style-name="L7">
        <text:list-item>
          <text:p text:style-name="P14"><text:span text:style-name="Strong_20_Emphasis">Les interactions entre les microservices et Kafka ?</text:span> </text:p>
        </text:list-item>
        <text:list-item>
          <text:p text:style-name="P14"><text:span text:style-name="Strong_20_Emphasis">La sécurité des données ?</text:span> </text:p>
        </text:list-item>
        <text:list-item>
          <text:p text:style-name="P14"><text:span text:style-name="Strong_20_Emphasis">Le déploiement et la gestion de l'infrastructure ?</text:span> </text:p>
        </text:list-item>
        <text:list-item>
          <text:p text:style-name="P13"><text:span text:style-name="Strong_20_Emphasis">Les choix technologiques (Python, AWS, Kafka) ?</text:span></text:p>
        </text:list-item>
      </text:list>
      <text:p text:style-name="Standard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8T01:20:22.900438731</meta:creation-date>
    <dc:date>2024-11-18T01:20:43.175992833</dc:date>
    <meta:editing-duration>PT21S</meta:editing-duration>
    <meta:editing-cycles>1</meta:editing-cycles>
    <meta:document-statistic meta:table-count="0" meta:image-count="0" meta:object-count="0" meta:page-count="3" meta:paragraph-count="63" meta:word-count="598" meta:character-count="4139" meta:non-whitespace-character-count="3605"/>
    <meta:generator>LibreOffice/24.2.6.2$Linux_X86_64 LibreOffice_project/420$Build-2</meta:generator>
  </office:meta>
</office:document-meta>
</file>